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. %NOMBRE%</text:p>
      <text:p text:style-name="Standard">%DIRECCION%</text:p>
      <text:p text:style-name="Standard">%CONTACTO%</text:p>
      <text:p text:style-name="Standard"/>
      <text:p text:style-name="Standard"><text:s text:c="37"/>Destinatario: Presidencia de la Sección Segunda de la Comisión <text:s/></text:p>
      <text:p text:style-name="Standard"><text:s text:c="37"/>de la Propiedad Intelectual. </text:p>
      <text:p text:style-name="Standard"><text:s text:c="37"/>Ministerio de Educación Cultura y Deporte </text:p>
      <text:p text:style-name="Standard"><text:s text:c="37"/>Alcalá, 34 - 28071, Madrid </text:p>
      <text:p text:style-name="Standard"><text:s text:c="40"/></text:p>
      <text:p text:style-name="Standard"/>
      <text:p text:style-name="Standard">Don %NOMBRE%, mayor de edad, con domicilio en <text:s/>%DIRECCION% y NIF %NIF%, ante la Presidencia de la <text:s/>Sección Segunda de la Comisión de la Propiedad Intelectual, titular de la página web %WEB% y habiendo tenido conocimiento de poder estar incluido en un procedimiento de salvaguarda de derechos de propiedad intelectual, presentado el pasado día 1 de marzo de 2012, en calidad de interesado, en base a lo <text:s/>establecido en el Art. 31 de la Ley 30/92 en sus puntos b y c, solicita ejercer el derecho establecido en el Art. 35, en su apartado A de ese mismo cuerpo legal. </text:p>
      <text:p text:style-name="Standard"/>
      <text:p text:style-name="Standard">EXPONE: </text:p>
      <text:p text:style-name="Standard"/>
      <text:p text:style-name="Standard">1) <text:s/>No haber recibido notificación alguna por parte de dicha Sección Segunda en los %DIAS% días transcurridos hasta la fecha, a pesar de los <text:s/>plazos legales establecidos reglamentariamente en el Cap VII del Real <text:s/>Decreto 1889/2011 y lo establecido en el Art. 34 de la Ley 30/92, lo que podría provocar una clara situación de indefensión. </text:p>
      <text:p text:style-name="Standard"/>
      <text:p text:style-name="Standard">En base a lo anterior, en calidad de interesado y en virtud de los derechos reconocidos en el Art. 35 la Ley 30/92. </text:p>
      <text:p text:style-name="Standard"/>
      <text:p text:style-name="Standard">SOLICITA: </text:p>
      <text:p text:style-name="Standard"/>
      <text:p text:style-name="Standard">Se me informe a la mayor brevedad del estado de tramitación del procedimiento iniciado el pasado día 1 de marzo de <text:s/>2012 y sobre las acciones que pudiera emprender en defensa de mis derechos. </text:p>
      <text:p text:style-name="Standard"/>
      <text:p text:style-name="Standard"/>
      <text:p text:style-name="Standard">%CIUDAD%, a %FECHAHOY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rmado D. %NOMBRE%</text:p>
      <text:p text:style-name="Standard">NIF %NIF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6:32:56</meta:creation-date>
    <meta:generator>LibreOffice/3.4$Linux LibreOffice_project/340m1$Build-402</meta:generator>
    <meta:editing-duration>P0D</meta:editing-duration>
    <meta:editing-cycles>1</meta:editing-cycles>
    <meta:document-statistic meta:table-count="0" meta:image-count="0" meta:object-count="0" meta:page-count="1" meta:paragraph-count="17" meta:word-count="251" meta:character-count="1661" meta:non-whitespace-character-count="1220"/>
  </office:meta>
</office:document-meta>
</file>